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541" loext:opacity="100%" style:font-name="S h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43541" loext:opacity="100%" style:font-name="S hne"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 style:family="text">
      <style:text-properties officeooo:rsid="0014b429"/>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text:span>nnapoorna</text:p>
      <text:p text:style-name="P1">Creating food delivery platforms, is a complex and multi-faceted task that requires a team of skilled developers, designers, and project managers. While I can't build the app for you, I can provide you with a high-level overview of the steps involved in creating such an app:</text:p>
      <text:p text:style-name="P1"/>
      <text:p text:style-name="P1">1.<text:span text:style-name="T2"> Market Research and Analysis</text:span>: Understand the market, target audience, and competition. Analyze what features make Swiggy and Zomato successful and identify potential gaps or improvements.</text:p>
      <text:p text:style-name="P1"/>
      <text:p text:style-name="P1">2. <text:span text:style-name="T2">Define the Scope and Features</text:span>: Decide on the features you want to include in your app. Typical features include user registration, restaurant listings, menu browsing, cart and order management, payment integration, delivery tracking, ratings, reviews, etc.</text:p>
      <text:p text:style-name="P1"/>
      <text:p text:style-name="P1">3. <text:span text:style-name="T2">Choose the Platform</text:span>: Decide whether you want to build a native app (iOS and Android) or go for a cross-platform solution like React Native or Flutter.</text:p>
      <text:p text:style-name="P1"/>
      <text:p text:style-name="P1">4. <text:span text:style-name="T2">Design the User Interface</text:span>: Hire a skilled UI/UX designer to create an intuitive and visually appealing interface for your app.</text:p>
      <text:p text:style-name="P1"/>
      <text:p text:style-name="P1">5. <text:span text:style-name="T2">Backend Development</text:span>: Build the server-side of the application, which includes handling user data, restaurant data, menus, orders, payments, and other functionalities.</text:p>
      <text:p text:style-name="P1"/>
      <text:p text:style-name="P1">6. <text:span text:style-name="T2">App Development</text:span>: Develop the frontend of the app for both iOS and Android platforms. Implement the features and ensure they work smoothly.</text:p>
      <text:p text:style-name="P1"/>
      <text:p text:style-name="P1">7. <text:span text:style-name="T2">Payment Integration</text:span>: Integrate secure and reliable payment gateways to facilitate seamless transactions.</text:p>
      <text:p text:style-name="P1"/>
      <text:p text:style-name="P1">8. <text:span text:style-name="T2">Real-time Tracking</text:span>: Implement order tracking features to keep users informed about their delivery status.</text:p>
      <text:p text:style-name="P1"/>
      <text:p text:style-name="P1">9. <text:span text:style-name="T2">Reviews and Ratings</text:span>: Include a system for users to leave reviews and rate restaurants.</text:p>
      <text:p text:style-name="P1"/>
      <text:p text:style-name="P1">10. <text:span text:style-name="T2">Testing</text:span>: Thoroughly test the app to identify and fix bugs, and ensure it works flawlessly.</text:p>
      <text:p text:style-name="P1"/>
      <text:p text:style-name="P1">11. <text:span text:style-name="T2">Launch</text:span>: Deploy the app to the respective app stores (Apple App Store and Google Play Store) after thorough testing.</text:p>
      <text:p text:style-name="P1"/>
      <text:p text:style-name="P1">12. <text:span text:style-name="T2">Marketing and Promotion</text:span>: Develop a marketing strategy to promote your app and attract users and restaurants to join your platform.</text:p>
      <text:p text:style-name="P1"/>
      <text:p text:style-name="P1">13. <text:span text:style-name="T2">User Support</text:span>: Set up a support system to handle user queries, complaints, and feedback.</text:p>
      <text:p text:style-name="P1"/>
      <text:p text:style-name="P1"/>
      <text:p text:style-name="P1"><text:soft-page-break/>14. <text:span text:style-name="T2">Continuous Improvement</text:span>: Regularly update the app based on user feedback and introduce new features to enhance the user experience.</text:p>
      <text:p text:style-name="P1"/>
      <text:p text:style-name="P1">It's important to remember that building a food delivery app requires significant time, resources, and investment. Additionally, you may need to comply with various regulations and legal requirements depending on your target market. Consider partnering with local restaurants and eateries to get them on board with your platfor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0:05:55.589017801</meta:creation-date>
    <dc:date>2023-07-27T10:11:12.331945623</dc:date>
    <meta:editing-duration>PT5M</meta:editing-duration>
    <meta:editing-cycles>34</meta:editing-cycles>
    <meta:generator>LibreOffice/7.3.7.2$Linux_X86_64 LibreOffice_project/30$Build-2</meta:generator>
    <meta:document-statistic meta:table-count="0" meta:image-count="0" meta:object-count="0" meta:page-count="2" meta:paragraph-count="17" meta:word-count="386" meta:character-count="2531" meta:non-whitespace-character-count="2162"/>
  </office:meta>
</office:document-meta>
</file>